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528cm" fo:margin-left="-1.393cm" table:align="left"/>
    </style:style>
    <style:style style:name="Tableau2.A" style:family="table-column">
      <style:table-column-properties style:column-width="2.117cm"/>
    </style:style>
    <style:style style:name="Tableau2.B" style:family="table-column">
      <style:table-column-properties style:column-width="3.413cm"/>
    </style:style>
    <style:style style:name="Tableau2.C" style:family="table-column">
      <style:table-column-properties style:column-width="11.192cm"/>
    </style:style>
    <style:style style:name="Tableau2.D" style:family="table-column">
      <style:table-column-properties style:column-width="4.101cm"/>
    </style:style>
    <style:style style:name="Tableau2.E" style:family="table-column">
      <style:table-column-properties style:column-width="8.70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aee5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aee5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size="11pt" fo:font-weight="bold" officeooo:rsid="001f259b" officeooo:paragraph-rsid="001f259b" fo:background-color="transparent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fo:font-weight="bold" officeooo:rsid="001e884d" officeooo:paragraph-rsid="001daee5" fo:background-color="transparent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1pt" fo:font-weight="bold" officeooo:rsid="002117f5" officeooo:paragraph-rsid="002117f5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fo:font-weight="bold" officeooo:rsid="0027b564" officeooo:paragraph-rsid="001daee5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officeooo:paragraph-rsid="001daee5" style:font-size-asian="11pt" style:font-size-complex="11pt"/>
    </style:style>
    <style:style style:name="P8" style:family="paragraph" style:parent-style-name="Standard">
      <style:text-properties officeooo:paragraph-rsid="001daee5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Heading">
      <style:text-properties officeooo:rsid="001d6202" officeooo:paragraph-rsid="001daee5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officeooo:paragraph-rsid="0020edca"/>
    </style:style>
    <style:style style:name="P13" style:family="paragraph" style:parent-style-name="Table_20_Contents">
      <style:text-properties fo:font-size="11pt" fo:font-weight="bold" officeooo:rsid="001f259b" officeooo:paragraph-rsid="001f259b" fo:background-color="transparent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bold" officeooo:rsid="0020dd66" officeooo:paragraph-rsid="001daee5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font-size="11pt" officeooo:paragraph-rsid="001daee5" style:font-size-asian="11pt" style:font-size-complex="11pt"/>
    </style:style>
    <style:style style:name="P16" style:family="paragraph" style:parent-style-name="Table_20_Contents">
      <style:text-properties officeooo:paragraph-rsid="002c0d42"/>
    </style:style>
    <style:style style:name="P17" style:family="paragraph" style:parent-style-name="Table_20_Contents">
      <style:text-properties officeooo:paragraph-rsid="002dae86"/>
    </style:style>
    <style:style style:name="P18" style:family="paragraph" style:parent-style-name="Table_20_Contents">
      <style:text-properties officeooo:rsid="002dae86" officeooo:paragraph-rsid="002dae86"/>
    </style:style>
    <style:style style:name="P19" style:family="paragraph" style:parent-style-name="Table_20_Contents">
      <style:text-properties officeooo:paragraph-rsid="001d6202"/>
    </style:style>
    <style:style style:name="P20" style:family="paragraph" style:parent-style-name="Text_20_body" style:list-style-name="L1">
      <style:text-properties officeooo:rsid="001dfa2b" officeooo:paragraph-rsid="001dfa2b"/>
    </style:style>
    <style:style style:name="T1" style:family="text">
      <style:text-properties officeooo:rsid="002e48a0"/>
    </style:style>
    <style:style style:name="T2" style:family="text">
      <style:text-properties fo:font-weight="bold" officeooo:rsid="002e48a0" style:font-weight-asian="bold" style:font-weight-complex="bold"/>
    </style:style>
    <style:style style:name="T3" style:family="text">
      <style:text-properties fo:font-weight="bold" officeooo:rsid="0020edca" style:font-weight-asian="bold" style:font-weight-complex="bold"/>
    </style:style>
    <style:style style:name="T4" style:family="text">
      <style:text-properties fo:font-weight="bold" officeooo:rsid="002e48a0" fo:background-color="#ffff00" loext:char-shading-value="0" style:font-weight-asian="bold" style:font-weight-complex="bold"/>
    </style:style>
    <style:style style:name="T5" style:family="text">
      <style:text-properties fo:font-weight="bold" officeooo:rsid="0020938e" fo:background-color="#ffff00" loext:char-shading-value="0" style:font-weight-asian="bold" style:font-weight-complex="bold"/>
    </style:style>
    <style:style style:name="T6" style:family="text">
      <style:text-properties fo:font-weight="bold" officeooo:rsid="002558cf" fo:background-color="#ffff00" loext:char-shading-value="0" style:font-weight-asian="bold" style:font-weight-complex="bold"/>
    </style:style>
    <style:style style:name="T7" style:family="text">
      <style:text-properties fo:font-weight="bold" officeooo:rsid="002c633b" fo:background-color="#ffff00" loext:char-shading-value="0" style:font-weight-asian="bold" style:font-weight-complex="bold"/>
    </style:style>
    <style:style style:name="T8" style:family="text">
      <style:text-properties fo:font-weight="bold" officeooo:rsid="001dfa2b" fo:background-color="#ffff00" loext:char-shading-value="0" style:font-weight-asian="bold" style:font-weight-complex="bold"/>
    </style:style>
    <style:style style:name="T9" style:family="text">
      <style:text-properties fo:font-weight="bold" officeooo:rsid="0020dd66" fo:background-color="#ffff00" loext:char-shading-value="0" style:font-weight-asian="bold" style:font-weight-complex="bold"/>
    </style:style>
    <style:style style:name="T10" style:family="text">
      <style:text-properties fo:font-weight="bold" officeooo:rsid="0025ab38" fo:background-color="#ffff00" loext:char-shading-value="0" style:font-weight-asian="bold" style:font-weight-complex="bold"/>
    </style:style>
    <style:style style:name="T11" style:family="text">
      <style:text-properties officeooo:rsid="001dcc9d"/>
    </style:style>
    <style:style style:name="T12" style:family="text">
      <style:text-properties officeooo:rsid="0027b564"/>
    </style:style>
    <style:style style:name="T13" style:family="text">
      <style:text-properties officeooo:rsid="002d5dcf"/>
    </style:style>
    <style:style style:name="T14" style:family="text">
      <style:text-properties officeooo:rsid="001f259b"/>
    </style:style>
    <style:style style:name="T15" style:family="text">
      <style:text-properties officeooo:rsid="0020dd66"/>
    </style:style>
    <style:style style:name="T16" style:family="text">
      <style:text-properties officeooo:rsid="0020edca"/>
    </style:style>
    <style:style style:name="T17" style:family="text">
      <style:text-properties officeooo:rsid="00230c4d"/>
    </style:style>
    <style:style style:name="T18" style:family="text">
      <style:text-properties fo:color="#c9211e" fo:font-weight="bold" officeooo:rsid="00230c4d" style:font-weight-asian="bold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weight="bold" officeooo:rsid="0025ab38" fo:background-color="#ffff00" loext:char-shading-value="0" style:font-size-asian="10.5pt" style:font-weight-asian="bold" style:font-weight-complex="bold"/>
    </style:style>
    <style:style style:name="T22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23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24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25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26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7" style:family="text">
      <style:text-properties officeooo:rsid="0025ab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paragraph" svg:x="-1.201cm" svg:y="-1.376cm" svg:width="2.275cm" svg:height="0.794cm" draw:z-index="0"><draw:image xlink:href="Pictures/10000000000000560000001EF14CC445A2B13ADD.png" xlink:type="simple" xlink:show="embed" xlink:actuate="onLoad" loext:mime-type="image/png"/></draw:frame>TÂCHES EFFECTUÉES ET INVESTISSEMENT</text:p>
      <text:p text:style-name="Subtitle">FICHE POUR LE OU LA CHEF. FE DE PROJET</text:p>
      <text:p text:style-name="Text_20_body"><text:span text:style-name="T1">Voici la grille récapitulant </text:span><text:span text:style-name="T2">les tâches de chaque membre du groupe et son investissement</text:span><text:span text:style-name="T1"> dans le projet tuteuré. Elle est à </text:span><text:span text:style-name="T4">envo</text:span><text:span text:style-name="T8">yer</text:span><text:span text:style-name="T5"> </text:span><text:span text:style-name="T21">à la</text:span><text:span text:style-name="T4"> ou </text:span><text:span text:style-name="T10">au</text:span><text:span text:style-name="T6"> </text:span><text:span text:style-name="T9">professeur·e</text:span><text:span text:style-name="T6"> </text:span><text:span text:style-name="T9">référent·e</text:span><text:span text:style-name="T4"> </text:span><text:span text:style-name="T7">lors de </text:span><text:span text:style-name="T8">votre</text:span><text:span text:style-name="T4"> compte rendu hebdomadaire</text:span><text:span text:style-name="T1">.</text:span></text:p>
      <text:p text:style-name="P9">Marche à suivre :</text:p>
      <text:list xml:id="list3787753193" text:style-name="L1">
        <text:list-item>
          <text:list>
            <text:list-item>
              <text:list>
                <text:list-item>
                  <text:p text:style-name="P11">remplacez « n°x » par prénom et NOM – conservez le même ordre tout le semestre !</text:p>
                </text:list-item>
                <text:list-item>
                  <text:p text:style-name="P12">copiez les informations de chacun des membres de votre groupe dans cette grille – <text:span text:style-name="T16">vérifiez que les pourcentages semblent correspondre à la réalité en tenant compte de </text:span><text:span text:style-name="T3">ce qui a été fait par rapport à ce qui était demandé (en fonction de la difficulté, de la quantité et de la qualité du travail) </text:span><text:span text:style-name="T16">et </text:span><text:span text:style-name="T3">par rapport à celui des autres (les tâches pouvaient être plus ou moins difficiles, plus ou moins longues)</text:span> ;</text:p>
                </text:list-item>
                <text:list-item>
                  <text:p text:style-name="P20">vérifiez l’expression avant de l’envoyer <text:span text:style-name="T17">au </text:span><text:span text:style-name="T18">format PDF</text:span><text:span text:style-name="T17">.</text:span></text:p>
                </text:list-item>
              </text:list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">Date<text:span text:style-name="T14">s</text:span> <text:span text:style-name="T11">d’envoi des mails</text:span></text:p>
          </table:table-cell>
          <table:table-cell table:style-name="Tableau2.A1" office:value-type="string">
            <text:p text:style-name="P14">Étudiant·e·s</text:p>
          </table:table-cell>
          <table:table-cell table:style-name="Tableau2.A1" office:value-type="string">
            <text:p text:style-name="P2">Tâches réalisées dans la semaine (soyez <text:span text:style-name="T15">précis·e</text:span>)</text:p>
          </table:table-cell>
          <table:table-cell table:style-name="Tableau2.A1" office:value-type="string">
            <text:p text:style-name="P2">Investissement dans le projet tuteuré</text:p>
            <text:p text:style-name="P2">(en pourcentage)</text:p>
          </table:table-cell>
          <table:table-cell table:style-name="Tableau2.E1" office:value-type="string">
            <text:p text:style-name="P2">Remarques</text:p>
          </table:table-cell>
        </table:table-row>
        <table:table-row>
          <table:table-cell table:style-name="Tableau2.A2" table:number-rows-spanned="5" office:value-type="string">
            <text:p text:style-name="P16"><text:span text:style-name="T20">2</text:span><text:span text:style-name="T22">/</text:span><text:span text:style-name="T23">10/</text:span><text:span text:style-name="T20">20</text:span></text:p>
          </table:table-cell>
          <table:table-cell table:style-name="Tableau2.A2" office:value-type="string">
            <text:p text:style-name="P3">n°1</text:p>
          </table:table-cell>
          <table:table-cell table:style-name="Tableau2.A1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2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3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4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5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table-cell table:style-name="Tableau2.A2" table:number-rows-spanned="5" office:value-type="string">
            <text:p text:style-name="P17"><text:span text:style-name="T20">6</text:span><text:span text:style-name="T24">/11/</text:span><text:span text:style-name="T20">20</text:span></text:p>
          </table:table-cell>
          <table:table-cell table:style-name="Tableau2.A2" office:value-type="string">
            <text:p text:style-name="P3">n°1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2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3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4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5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ext:soft-page-break/>
        <table:table-row>
          <table:table-cell table:style-name="Tableau2.A2" table:number-rows-spanned="5" office:value-type="string">
            <text:p text:style-name="P18"><text:span text:style-name="T19">11</text:span><text:span text:style-name="T24">/12/</text:span><text:span text:style-name="T19">20</text:span></text:p>
          </table:table-cell>
          <table:table-cell table:style-name="Tableau2.A2" office:value-type="string">
            <text:p text:style-name="P3">n°1</text:p>
          </table:table-cell>
          <table:table-cell table:style-name="Tableau2.A1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2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3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4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5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table-cell table:style-name="Tableau2.A2" table:number-rows-spanned="5" office:value-type="string">
            <text:p text:style-name="P17"><text:span text:style-name="T25">2</text:span><text:span text:style-name="T20">3</text:span><text:span text:style-name="T25">/10/</text:span><text:span text:style-name="T20">20</text:span></text:p>
          </table:table-cell>
          <table:table-cell table:style-name="Tableau2.A2" office:value-type="string">
            <text:p text:style-name="P3">n°1</text:p>
          </table:table-cell>
          <table:table-cell table:style-name="Tableau2.A1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2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3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4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5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table-cell table:style-name="Tableau2.A2" table:number-rows-spanned="5" office:value-type="string">
            <text:p text:style-name="P17"><text:span text:style-name="T25">2</text:span><text:span text:style-name="T20">7</text:span><text:span text:style-name="T25">/11/</text:span><text:span text:style-name="T20">20</text:span></text:p>
          </table:table-cell>
          <table:table-cell table:style-name="Tableau2.A2" office:value-type="string">
            <text:p text:style-name="P3">n°1</text:p>
          </table:table-cell>
          <table:table-cell table:style-name="Tableau2.A1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2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3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4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5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table-cell table:style-name="Tableau2.A2" table:number-rows-spanned="5" office:value-type="string">
            <text:p text:style-name="P17"><text:span text:style-name="T20">9</text:span><text:span text:style-name="T24">/10/</text:span><text:span text:style-name="T20">20</text:span></text:p>
          </table:table-cell>
          <table:table-cell table:style-name="Tableau2.A2" office:value-type="string">
            <text:p text:style-name="P3">n°1</text:p>
          </table:table-cell>
          <table:table-cell table:style-name="Tableau2.A1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2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3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4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5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table-cell table:style-name="Tableau2.A2" table:number-rows-spanned="5" office:value-type="string">
            <text:p text:style-name="P17"><text:span text:style-name="T20">13</text:span><text:span text:style-name="T24">/11/</text:span><text:span text:style-name="T20">20</text:span></text:p>
          </table:table-cell>
          <table:table-cell table:style-name="Tableau2.A2" office:value-type="string">
            <text:p text:style-name="P3">n°1</text:p>
          </table:table-cell>
          <table:table-cell table:style-name="Tableau2.A1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2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3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4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5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table-cell table:style-name="Tableau2.A2" table:number-rows-spanned="5" office:value-type="string">
            <text:p text:style-name="P17"><text:span text:style-name="T20">18</text:span><text:span text:style-name="T24">/12/</text:span><text:span text:style-name="T20">20</text:span></text:p>
          </table:table-cell>
          <table:table-cell table:style-name="Tableau2.A2" office:value-type="string">
            <text:p text:style-name="P3">n°1</text:p>
          </table:table-cell>
          <table:table-cell table:style-name="Tableau2.A1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2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3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4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5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table-cell table:style-name="Tableau2.A2" table:number-rows-spanned="5" office:value-type="string">
            <text:p text:style-name="P17"><text:span text:style-name="T20">30</text:span><text:span text:style-name="T24">/1</text:span><text:span text:style-name="T26">0</text:span><text:span text:style-name="T24">/</text:span><text:span text:style-name="T20">20</text:span></text:p>
          </table:table-cell>
          <table:table-cell table:style-name="Tableau2.A2" office:value-type="string">
            <text:p text:style-name="P3">n°1</text:p>
          </table:table-cell>
          <table:table-cell table:style-name="Tableau2.A1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2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3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4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5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table-cell table:style-name="Tableau2.A2" table:number-rows-spanned="5" office:value-type="string">
            <text:p text:style-name="P19"><text:span text:style-name="T20">4</text:span><text:span text:style-name="T24">/12/</text:span><text:span text:style-name="T20">20</text:span></text:p>
          </table:table-cell>
          <table:table-cell table:style-name="Tableau2.A2" office:value-type="string">
            <text:p text:style-name="P3">n°1</text:p>
          </table:table-cell>
          <table:table-cell table:style-name="Tableau2.A1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2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3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4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5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table-cell table:style-name="Tableau2.A2" table:number-rows-spanned="5" office:value-type="string">
            <text:p text:style-name="P17"><text:span text:style-name="T20">16</text:span><text:span text:style-name="T25">/10/</text:span><text:span text:style-name="T20">20</text:span></text:p>
          </table:table-cell>
          <table:table-cell table:style-name="Tableau2.A2" office:value-type="string">
            <text:p text:style-name="P3">n°1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2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3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4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5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table-cell table:style-name="Tableau2.A2" table:number-rows-spanned="5" office:value-type="string">
            <text:p text:style-name="P17"><text:span text:style-name="T25">2</text:span><text:span text:style-name="T20">3</text:span><text:span text:style-name="T25">/10/</text:span><text:span text:style-name="T20">20</text:span></text:p>
          </table:table-cell>
          <table:table-cell table:style-name="Tableau2.A2" office:value-type="string">
            <text:p text:style-name="P3">n°1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2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3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4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3">n°5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17:35:47.861272089</meta:creation-date>
    <meta:editing-duration>PT48M42S</meta:editing-duration>
    <meta:editing-cycles>12</meta:editing-cycles>
    <meta:generator>LibreOffice/6.4.4.2$Linux_X86_64 LibreOffice_project/40$Build-2</meta:generator>
    <dc:title>cours</dc:title>
    <dc:date>2020-08-27T20:20:47.158524741</dc:date>
    <meta:document-statistic meta:table-count="1" meta:image-count="1" meta:object-count="0" meta:page-count="4" meta:paragraph-count="85" meta:word-count="242" meta:character-count="1259" meta:non-whitespace-character-count="1103"/>
    <meta:template xlink:type="simple" xlink:actuate="onRequest" xlink:title="cours" xlink:href="../../../../../../../../.config/libreoffice/4/user/template/cours1.ott" meta:date="2017-06-23T17:35:47.694042514"/>
  </office:meta>
</office:document-meta>
</file>